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officeooo:rsid="001d5640" officeooo:paragraph-rsid="001d5640"/>
    </style:style>
    <style:style style:name="P2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1d5640" officeooo:paragraph-rsid="001d5640"/>
    </style:style>
    <style:style style:name="P3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rsid="0029499b" officeooo:paragraph-rsid="0029499b"/>
    </style:style>
    <style:style style:name="P4" style:family="paragraph" style:parent-style-name="Standard">
      <style:paragraph-properties fo:text-align="start" style:justify-single-word="false"/>
      <style:text-properties style:font-name="Arial" style:text-underline-style="none" officeooo:rsid="001e25bb" officeooo:paragraph-rsid="001e25bb"/>
    </style:style>
    <style:style style:name="P5" style:family="paragraph" style:parent-style-name="Standard">
      <style:paragraph-properties fo:text-align="start" style:justify-single-word="false"/>
      <style:text-properties style:font-name="Arial" style:text-underline-style="none" officeooo:rsid="002018b8" officeooo:paragraph-rsid="002314b4"/>
    </style:style>
    <style:style style:name="P6" style:family="paragraph" style:parent-style-name="Standard">
      <style:paragraph-properties fo:text-align="start" style:justify-single-word="false"/>
      <style:text-properties style:font-name="Arial" style:text-underline-style="none" officeooo:rsid="002331ae" officeooo:paragraph-rsid="002331ae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29499b" officeooo:paragraph-rsid="0029499b"/>
    </style:style>
    <style:style style:name="P8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1d5640" officeooo:paragraph-rsid="001d5640"/>
    </style:style>
    <style:style style:name="T1" style:family="text">
      <style:text-properties officeooo:rsid="001f9cae"/>
    </style:style>
    <style:style style:name="T2" style:family="text">
      <style:text-properties officeooo:rsid="0022e030"/>
    </style:style>
    <style:style style:name="T3" style:family="text">
      <style:text-properties officeooo:rsid="002314b4"/>
    </style:style>
    <style:style style:name="T4" style:family="text">
      <style:text-properties officeooo:rsid="002ad1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roit</text:p>
      <text:p text:style-name="P8">TD4</text:p>
      <text:p text:style-name="P1"/>
      <text:p text:style-name="P2"/>
      <text:p text:style-name="P2">Activité 1 :</text:p>
      <text:p text:style-name="P2"/>
      <text:p text:style-name="P4"><text:span text:style-name="T1">1) </text:span>L’appelant est CRAMA de Normandie et l’intimé est Delafosse. <text:span text:style-name="T1">Le fait à l’origine du litige est la victime est tombé en contournant des palettes qui encombraient le trottoir .</text:span></text:p>
      <text:p text:style-name="P4"/>
      <text:p text:style-name="P5">2)</text:p>
      <text:p text:style-name="P5"/>
      <text:p text:style-name="P5"><text:span text:style-name="T3">3) </text:span><text:span text:style-name="T2">S’il n’y avait pas les palettes, il n’y aurait pas eu l’accident.</text:span></text:p>
      <text:p text:style-name="P5"/>
      <text:p text:style-name="P6">4)</text:p>
      <text:p text:style-name="P6"/>
      <text:p text:style-name="P6"/>
      <text:p text:style-name="P3">Activité 2 :</text:p>
      <text:p text:style-name="P3"/>
      <text:p text:style-name="P7">1) La question qui se pose est que nous sommes en présence de jeunes enfants et d’un adulte handicapé mentale, qui n’ont pas conscience de leurs actes.</text:p>
      <text:p text:style-name="P7"/>
      <text:p text:style-name="P7">2) <text:span text:style-name="T4">Il est équitable que leur responsabilité soit retenue. Car s’il n’y a pas de responsable, il n’y a pas réparation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02:22.186471316</meta:creation-date>
    <dc:date>2023-04-27T16:22:52.000064100</dc:date>
    <meta:editing-duration>PT20M26S</meta:editing-duration>
    <meta:editing-cycles>10</meta:editing-cycles>
    <meta:generator>LibreOffice/7.5.2.2$Linux_X86_64 LibreOffice_project/50$Build-2</meta:generator>
    <meta:document-statistic meta:table-count="0" meta:image-count="0" meta:object-count="0" meta:page-count="1" meta:paragraph-count="10" meta:word-count="101" meta:character-count="549" meta:non-whitespace-character-count="458"/>
  </office:meta>
</office:document-meta>
</file>